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4cm" fo:min-width="0.672cm"/>
    </style:style>
    <style:style style:name="gr2" style:family="graphic" style:parent-style-name="standard">
      <style:graphic-properties draw:textarea-horizontal-align="justify" draw:textarea-vertical-align="middle" draw:auto-grow-height="false" fo:min-height="1.29cm" fo:min-width="4.856cm"/>
    </style:style>
    <style:style style:name="gr3" style:family="graphic" style:parent-style-name="standard">
      <style:graphic-properties draw:textarea-horizontal-align="justify" draw:textarea-vertical-align="middle" draw:auto-grow-height="false" fo:min-height="1.456cm" fo:min-width="1.5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9cm" fo:min-width="6.236cm"/>
    </style:style>
    <style:style style:name="gr6" style:family="graphic" style:parent-style-name="standard">
      <style:graphic-properties draw:textarea-horizontal-align="justify" draw:textarea-vertical-align="middle" draw:auto-grow-height="false" fo:min-height="1.457cm" fo:min-width="1.571cm"/>
    </style:style>
    <style:style style:name="gr7" style:family="graphic" style:parent-style-name="standard">
      <style:graphic-properties draw:textarea-horizontal-align="justify" draw:textarea-vertical-align="middle" draw:auto-grow-height="false" fo:min-height="1.29cm" fo:min-width="6.239cm"/>
    </style:style>
    <style:style style:name="gr8" style:family="graphic" style:parent-style-name="standard">
      <style:graphic-properties draw:textarea-horizontal-align="justify" draw:textarea-vertical-align="middle" draw:auto-grow-height="false" fo:min-height="1.29cm" fo:min-width="6.237cm"/>
    </style:style>
    <style:style style:name="gr9" style:family="graphic" style:parent-style-name="standard">
      <style:graphic-properties draw:textarea-horizontal-align="justify" draw:textarea-vertical-align="middle" draw:auto-grow-height="false" fo:min-height="1.578cm" fo:min-width="1.71cm"/>
    </style:style>
    <style:style style:name="gr10" style:family="graphic" style:parent-style-name="standard">
      <style:graphic-properties draw:stroke="none" svg:stroke-color="#000000" draw:fill="none" draw:fill-color="#ffffff" fo:min-height="0.968cm"/>
    </style:style>
    <style:style style:name="gr11" style:family="graphic" style:parent-style-name="standard">
      <style:graphic-properties draw:stroke="none" svg:stroke-color="#000000" draw:fill="none" draw:fill-color="#ffffff" fo:min-height="1.304cm"/>
    </style:style>
    <style:style style:name="gr12" style:family="graphic" style:parent-style-name="standard">
      <style:graphic-properties draw:stroke="none" svg:stroke-color="#000000" draw:fill="none" draw:fill-color="#ffffff" fo:min-height="0.969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1.656cm" svg:height="1.462cm" svg:x="4.529cm" svg:y="1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522cm" svg:height="1.706cm" svg:x="2.596cm" svg:y="3.713cm">
          <text:p text:style-name="P2"><text:span text:style-name="T2">Look for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141cm" svg:height="3.412cm" svg:x="3.287cm" svg:y="6.272cm">
          <text:p text:style-name="P3"><text:span text:style-name="T3">Found ca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.287cm" svg:y1="7.978cm" svg:x2="2.596cm" svg:y2="4.566cm" draw:start-shape="id1" draw:start-glue-point="5" draw:end-shape="id2" draw:end-glue-point="3" svg:d="M3287 7978h-1192v-3412h501" svg:viewBox="0 0 1193 3413">
          <text:p/>
        </draw:connector>
        <draw:custom-shape draw:style-name="gr2" draw:text-style-name="P3" xml:id="id3" draw:id="id3" draw:layer="layout" svg:width="5.522cm" svg:height="1.706cm" svg:x="2.596cm" svg:y="10.416cm">
          <text:p text:style-name="P3"><text:span text:style-name="T3">Find ROI of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358cm" svg:y1="9.684cm" svg:x2="5.357cm" svg:y2="10.416cm" draw:start-shape="id1" draw:start-glue-point="6" draw:end-shape="id3" draw:end-glue-point="0" svg:d="M5358 9684v367h-1v365" svg:viewBox="0 0 2 733">
          <text:p/>
        </draw:connector>
        <draw:custom-shape draw:style-name="gr5" draw:text-style-name="P3" xml:id="id4" draw:id="id4" draw:layer="layout" svg:width="6.902cm" svg:height="1.706cm" svg:x="1.906cm" svg:y="12.975cm">
          <text:p text:style-name="P3"><text:span text:style-name="T3">Get rel. temp of can</text:span></text:p>
          <text:p text:style-name="P3"><text:span text:style-name="T3">using the thermal c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357cm" svg:y1="12.122cm" svg:x2="5.357cm" svg:y2="12.975cm" draw:start-shape="id3" draw:start-glue-point="2" draw:end-shape="id4" draw:end-glue-point="0" svg:d="M5357 12122v853" svg:viewBox="0 0 1 854">
          <text:p/>
        </draw:connector>
        <draw:custom-shape draw:style-name="gr6" draw:text-style-name="P3" xml:id="id5" draw:id="id5" draw:layer="layout" svg:width="4.141cm" svg:height="3.413cm" svg:x="3.288cm" svg:y="15.535cm">
          <text:p text:style-name="P3"><text:span text:style-name="T3">Is the can</text:span></text:p>
          <text:p text:style-name="P3"><text:span text:style-name="T3">war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357cm" svg:y1="14.681cm" svg:x2="5.359cm" svg:y2="15.535cm" draw:start-shape="id4" draw:start-glue-point="2" draw:end-shape="id5" draw:end-glue-point="4" svg:d="M5357 14681v427h2v427" svg:viewBox="0 0 3 855">
          <text:p/>
        </draw:connector>
        <draw:custom-shape draw:style-name="gr7" draw:text-style-name="P3" xml:id="id6" draw:id="id6" draw:layer="layout" svg:width="6.905cm" svg:height="1.706cm" svg:x="1.907cm" svg:y="19.679cm">
          <text:p text:style-name="P3"><text:span text:style-name="T3">Drive to can, </text:span></text:p>
          <text:p text:style-name="P3"><text:span text:style-name="T3">measure d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359cm" svg:y1="18.948cm" svg:x2="5.359cm" svg:y2="19.679cm" draw:start-shape="id5" draw:start-glue-point="6" draw:end-shape="id6" draw:end-glue-point="0" svg:d="M5359 18948v731" svg:viewBox="0 0 1 732">
          <text:p/>
        </draw:connector>
        <draw:connector draw:style-name="gr4" draw:text-style-name="P4" draw:layer="layout" draw:line-skew="-0.595cm" svg:x1="3.288cm" svg:y1="17.242cm" svg:x2="2.596cm" svg:y2="4.566cm" draw:start-shape="id5" draw:start-glue-point="5" draw:end-shape="id2" draw:end-glue-point="3" svg:d="M3288 17242h-1788v-12676h1096" svg:viewBox="0 0 1789 12677">
          <text:p/>
        </draw:connector>
        <draw:custom-shape draw:style-name="gr3" draw:text-style-name="P3" xml:id="id7" draw:id="id7" draw:layer="layout" svg:width="4.141cm" svg:height="3.412cm" svg:x="3.29cm" svg:y="22.118cm">
          <text:p text:style-name="P3"><text:span text:style-name="T3">Is the can </text:span></text:p>
          <text:p text:style-name="P3"><text:span text:style-name="T3">nearb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359cm" svg:y1="21.385cm" svg:x2="5.361cm" svg:y2="22.118cm" draw:start-shape="id6" draw:start-glue-point="2" draw:end-shape="id7" draw:end-glue-point="4" svg:d="M5359 21385v367h2v366" svg:viewBox="0 0 3 734">
          <text:p/>
        </draw:connector>
        <draw:connector draw:style-name="gr4" draw:text-style-name="P4" draw:layer="layout" svg:x1="3.29cm" svg:y1="23.824cm" svg:x2="1.907cm" svg:y2="20.532cm" draw:start-shape="id7" draw:start-glue-point="5" draw:end-shape="id6" draw:end-glue-point="3" svg:d="M3290 23824h-1885v-3292h502" svg:viewBox="0 0 1886 3293">
          <text:p/>
        </draw:connector>
        <draw:custom-shape draw:style-name="gr7" draw:text-style-name="P3" xml:id="id8" draw:id="id8" draw:layer="layout" svg:width="6.905cm" svg:height="1.706cm" svg:x="1.908cm" svg:y="26.383cm">
          <text:p text:style-name="P3"><text:span text:style-name="T3">Save marker 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6.902cm" svg:height="1.706cm" svg:x="12.123cm" svg:y="7.129cm">
          <text:p text:style-name="P3"><text:span text:style-name="T3">Drive to fridge marker</text:span></text:p>
          <text:p text:style-name="P3"><text:span text:style-name="T3">+ d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361cm" svg:y1="25.53cm" svg:x2="5.36cm" svg:y2="26.383cm" draw:start-shape="id7" draw:start-glue-point="6" draw:end-shape="id8" draw:end-glue-point="0" svg:d="M5361 25530v427h-1v426" svg:viewBox="0 0 2 854">
          <text:p/>
        </draw:connector>
        <draw:connector draw:style-name="gr4" draw:text-style-name="P4" draw:layer="layout" svg:x1="5.36cm" svg:y1="28.089cm" svg:x2="15.574cm" svg:y2="7.129cm" draw:start-shape="id8" draw:start-glue-point="2" draw:end-shape="id9" draw:end-glue-point="0" svg:d="M5360 28089v502h5108v-21963h5106v501" svg:viewBox="0 0 10215 21964">
          <text:p/>
        </draw:connector>
        <draw:connector draw:style-name="gr4" draw:text-style-name="P4" draw:layer="layout" svg:x1="5.357cm" svg:y1="2.859cm" svg:x2="5.357cm" svg:y2="3.713cm" draw:start-shape="id10" draw:start-glue-point="8" draw:end-shape="id2" draw:end-glue-point="0" svg:d="M5357 2859v854" svg:viewBox="0 0 1 855">
          <text:p/>
        </draw:connector>
        <draw:connector draw:style-name="gr4" draw:text-style-name="P4" draw:layer="layout" svg:x1="5.357cm" svg:y1="5.419cm" svg:x2="5.358cm" svg:y2="6.272cm" draw:start-shape="id2" draw:start-glue-point="2" draw:end-shape="id1" draw:end-glue-point="4" svg:d="M5357 5419v427h1v426" svg:viewBox="0 0 2 854">
          <text:p/>
        </draw:connector>
        <draw:custom-shape draw:style-name="gr5" draw:text-style-name="P3" xml:id="id11" draw:id="id11" draw:layer="layout" svg:width="6.902cm" svg:height="1.706cm" svg:x="12.123cm" svg:y="10.419cm">
          <text:p text:style-name="P3"><text:span text:style-name="T3">Grab cold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6.903cm" svg:height="1.706cm" svg:x="12.124cm" svg:y="13.589cm">
          <text:p text:style-name="P3"><text:span text:style-name="T3">Find the previous </text:span></text:p>
          <text:p text:style-name="P3"><text:span text:style-name="T3">ma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6.902cm" svg:height="1.706cm" svg:x="12.123cm" svg:y="16.513cm">
          <text:p text:style-name="P3"><text:span text:style-name="T3">Drive towards 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4" draw:id="id14" draw:layer="layout" svg:width="4.418cm" svg:height="3.656cm" svg:x="13.365cm" svg:y="19.438cm">
          <text:p text:style-name="P3"><text:span text:style-name="T3">Is the </text:span></text:p>
          <text:p text:style-name="P3"><text:span text:style-name="T3">marker</text:span></text:p>
          <text:p text:style-name="P3"><text:span text:style-name="T3">nearb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5.574cm" svg:y1="12.125cm" svg:x2="15.575cm" svg:y2="13.589cm" draw:start-shape="id11" draw:start-glue-point="2" draw:end-shape="id12" draw:end-glue-point="0" svg:d="M15574 12125v733h1v731" svg:viewBox="0 0 2 1465">
          <text:p/>
        </draw:connector>
        <draw:connector draw:style-name="gr4" draw:text-style-name="P4" draw:layer="layout" svg:x1="15.575cm" svg:y1="15.295cm" svg:x2="15.574cm" svg:y2="16.513cm" draw:start-shape="id12" draw:start-glue-point="2" draw:end-shape="id13" draw:end-glue-point="0" svg:d="M15575 15295v610h-1v608" svg:viewBox="0 0 2 1219">
          <text:p/>
        </draw:connector>
        <draw:connector draw:style-name="gr4" draw:text-style-name="P4" draw:layer="layout" svg:x1="15.574cm" svg:y1="18.219cm" svg:x2="15.574cm" svg:y2="19.438cm" draw:start-shape="id13" draw:start-glue-point="2" draw:end-shape="id14" draw:end-glue-point="4" svg:d="M15574 18219v1219" svg:viewBox="0 0 1 1220">
          <text:p/>
        </draw:connector>
        <draw:connector draw:style-name="gr4" draw:text-style-name="P4" draw:layer="layout" svg:x1="13.365cm" svg:y1="21.266cm" svg:x2="12.123cm" svg:y2="17.366cm" draw:start-shape="id14" draw:start-glue-point="5" draw:end-shape="id13" draw:end-glue-point="3" svg:d="M13365 21266h-1743v-3900h501" svg:viewBox="0 0 1744 3901">
          <text:p/>
        </draw:connector>
        <draw:connector draw:style-name="gr4" draw:text-style-name="P4" draw:layer="layout" svg:x1="15.574cm" svg:y1="8.835cm" svg:x2="15.574cm" svg:y2="10.419cm" draw:start-shape="id9" draw:start-glue-point="2" draw:end-shape="id11" draw:end-glue-point="0" svg:d="M15574 8835v1584" svg:viewBox="0 0 1 1585">
          <text:p/>
        </draw:connector>
        <draw:custom-shape draw:style-name="gr5" draw:text-style-name="P3" xml:id="id15" draw:id="id15" draw:layer="layout" svg:width="6.902cm" svg:height="1.706cm" svg:x="12.123cm" svg:y="24.191cm">
          <text:p text:style-name="P3"><text:span text:style-name="T3">Drop the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5.574cm" svg:y1="23.094cm" svg:x2="15.574cm" svg:y2="24.191cm" draw:start-shape="id14" draw:start-glue-point="6" draw:end-shape="id15" draw:end-glue-point="0" svg:d="M15574 23094v1097" svg:viewBox="0 0 1 1098">
          <text:p/>
        </draw:connector>
        <draw:connector draw:style-name="gr4" draw:text-style-name="P4" draw:layer="layout" svg:x1="19.025cm" svg:y1="25.044cm" svg:x2="8.118cm" svg:y2="4.566cm" draw:start-shape="id15" draw:start-glue-point="1" draw:end-shape="id2" draw:end-glue-point="1" svg:d="M19025 25044h502v-20478h-11409" svg:viewBox="0 0 11410 20479">
          <text:p/>
        </draw:connector>
        <draw:frame draw:style-name="gr10" draw:text-style-name="P6" draw:layer="layout" svg:width="1.519cm" svg:height="1.218cm" svg:x="2.181cm" svg:y="7.1cm">
          <draw:text-box>
            <text:p text:style-name="P5"><text:span text:style-name="T3">no</text:span></text:p>
          </draw:text-box>
        </draw:frame>
        <draw:frame draw:style-name="gr11" draw:text-style-name="P6" draw:layer="layout" svg:width="2.209cm" svg:height="1.554cm" svg:x="5.634cm" svg:y="9.444cm">
          <draw:text-box>
            <text:p text:style-name="P5"><text:span text:style-name="T3">yes</text:span></text:p>
          </draw:text-box>
        </draw:frame>
        <draw:frame draw:style-name="gr12" draw:text-style-name="P6" draw:layer="layout" svg:width="1.519cm" svg:height="1.219cm" svg:x="1.491cm" svg:y="16.391cm">
          <draw:text-box>
            <text:p text:style-name="P5"><text:span text:style-name="T3">no</text:span></text:p>
          </draw:text-box>
        </draw:frame>
        <draw:frame draw:style-name="gr11" draw:text-style-name="P6" draw:layer="layout" svg:width="2.209cm" svg:height="1.554cm" svg:x="5.634cm" svg:y="18.737cm">
          <draw:text-box>
            <text:p text:style-name="P5"><text:span text:style-name="T3">yes</text:span></text:p>
          </draw:text-box>
        </draw:frame>
        <draw:frame draw:style-name="gr11" draw:text-style-name="P6" draw:layer="layout" svg:width="2.209cm" svg:height="1.554cm" svg:x="5.634cm" svg:y="25.166cm">
          <draw:text-box>
            <text:p text:style-name="P5"><text:span text:style-name="T3">yes</text:span></text:p>
          </draw:text-box>
        </draw:frame>
        <draw:frame draw:style-name="gr12" draw:text-style-name="P6" draw:layer="layout" svg:width="1.519cm" svg:height="1.219cm" svg:x="1.491cm" svg:y="22.972cm">
          <draw:text-box>
            <text:p text:style-name="P5"><text:span text:style-name="T3">no</text:span></text:p>
          </draw:text-box>
        </draw:frame>
        <draw:frame draw:style-name="gr11" draw:text-style-name="P6" draw:layer="layout" svg:width="2.208cm" svg:height="1.554cm" svg:x="15.85cm" svg:y="23.216cm">
          <draw:text-box>
            <text:p text:style-name="P5"><text:span text:style-name="T3">yes</text:span></text:p>
          </draw:text-box>
        </draw:frame>
        <draw:frame draw:style-name="gr10" draw:text-style-name="P6" draw:layer="layout" svg:width="1.518cm" svg:height="1.218cm" svg:x="11.709cm" svg:y="20.413cm">
          <draw:text-box>
            <text:p text:style-name="P5"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0:19:46.604582445</meta:creation-date>
    <meta:generator>LibreOffice/6.1.5.2$Linux_X86_64 LibreOffice_project/10$Build-2</meta:generator>
    <dc:date>2019-03-06T14:38:24.216303860</dc:date>
    <meta:editing-duration>PT9M54S</meta:editing-duration>
    <meta:editing-cycles>5</meta:editing-cycles>
    <meta:document-statistic meta:object-count="42"/>
  </office:meta>
</office:document-meta>
</file>